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" calcext:value-type="float">
            <text:p>0,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.5" calcext:value-type="float">
            <text:p>6,5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rror in x and y</text:p>
          </table:table-cell>
          <table:table-cell table:number-columns-repeated="2"/>
          <table:table-cell office:value-type="string" calcext:value-type="string">
            <text:p>Error in y</text:p>
          </table:table-cell>
          <table:table-cell table:number-columns-repeated="2"/>
          <table:table-cell office:value-type="string" calcext:value-type="string">
            <text:p>Error in x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p</text:p>
          </table:table-cell>
          <table:table-cell office:value-type="string" calcext:value-type="string">
            <text:p>yp</text:p>
          </table:table-cell>
          <table:table-cell/>
          <table:table-cell office:value-type="string" calcext:value-type="string">
            <text:p>xp</text:p>
          </table:table-cell>
          <table:table-cell office:value-type="string" calcext:value-type="string">
            <text:p>yp</text:p>
          </table:table-cell>
          <table:table-cell table:number-columns-repeated="4"/>
          <table:table-cell office:value-type="string" calcext:value-type="string">
            <text:p>xp</text:p>
          </table:table-cell>
          <table:table-cell office:value-type="string" calcext:value-type="string">
            <text:p>y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([.$B$2]+1)*10)/10" office:value-type="float" office:value="5.5" calcext:value-type="float">
            <text:p>5,5</text:p>
          </table:table-cell>
          <table:table-cell table:formula="of:=[.$B$2]/(1+EXP(-[.$B$3]*(-[.$B$4]+[.B9])))" office:value-type="float" office:value="6.01968509831322" calcext:value-type="float">
            <text:p>6,01968509831322</text:p>
          </table:table-cell>
          <table:table-cell/>
          <table:table-cell table:formula="of:=(RANDBETWEEN(-1;1)*1.5+[.B9])" office:value-type="float" office:value="7" calcext:value-type="float">
            <text:p>7</text:p>
          </table:table-cell>
          <table:table-cell table:formula="of:=(RAND()*1.5+[.C9])" office:value-type="float" office:value="6.44770520115657" calcext:value-type="float">
            <text:p>6,44770520115657</text:p>
          </table:table-cell>
          <table:table-cell/>
          <table:table-cell table:formula="of:=[.B9]" office:value-type="float" office:value="5.5" calcext:value-type="float">
            <text:p>5,5</text:p>
          </table:table-cell>
          <table:table-cell table:formula="of:=[.F9]" office:value-type="float" office:value="6.44770520115657" calcext:value-type="float">
            <text:p>6,44770520115657</text:p>
          </table:table-cell>
          <table:table-cell/>
          <table:table-cell table:formula="of:=[.E9]" office:value-type="float" office:value="7" calcext:value-type="float">
            <text:p>7</text:p>
          </table:table-cell>
          <table:table-cell table:formula="of:=[.C9]" office:value-type="float" office:value="6.01968509831322" calcext:value-type="float">
            <text:p>6,01968509831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([.$B$2]+1)*10)/10" office:value-type="float" office:value="9.3" calcext:value-type="float">
            <text:p>9,3</text:p>
          </table:table-cell>
          <table:table-cell table:formula="of:=[.$B$2]/(1+EXP(-[.$B$3]*(-[.$B$4]+[.B10])))" office:value-type="float" office:value="11.3098307467342" calcext:value-type="float">
            <text:p>11,3098307467342</text:p>
          </table:table-cell>
          <table:table-cell/>
          <table:table-cell table:formula="of:=(RANDBETWEEN(-1;1)*1.5+[.B10])" office:value-type="float" office:value="7.8" calcext:value-type="float">
            <text:p>7,8</text:p>
          </table:table-cell>
          <table:table-cell table:formula="of:=(RAND()*1.5+[.C10])" office:value-type="float" office:value="11.4739260963616" calcext:value-type="float">
            <text:p>11,4739260963616</text:p>
          </table:table-cell>
          <table:table-cell/>
          <table:table-cell table:formula="of:=[.B10]" office:value-type="float" office:value="9.3" calcext:value-type="float">
            <text:p>9,3</text:p>
          </table:table-cell>
          <table:table-cell table:formula="of:=[.F10]" office:value-type="float" office:value="11.4739260963616" calcext:value-type="float">
            <text:p>11,4739260963616</text:p>
          </table:table-cell>
          <table:table-cell/>
          <table:table-cell table:formula="of:=[.E10]" office:value-type="float" office:value="7.8" calcext:value-type="float">
            <text:p>7,8</text:p>
          </table:table-cell>
          <table:table-cell table:formula="of:=[.C10]" office:value-type="float" office:value="11.3098307467342" calcext:value-type="float">
            <text:p>11,3098307467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([.$B$2]+1)*10)/10" office:value-type="float" office:value="9.1" calcext:value-type="float">
            <text:p>9,1</text:p>
          </table:table-cell>
          <table:table-cell table:formula="of:=[.$B$2]/(1+EXP(-[.$B$3]*(-[.$B$4]+[.B11])))" office:value-type="float" office:value="11.0827500912637" calcext:value-type="float">
            <text:p>11,0827500912637</text:p>
          </table:table-cell>
          <table:table-cell/>
          <table:table-cell table:formula="of:=(RANDBETWEEN(-1;1)*1.5+[.B11])" office:value-type="float" office:value="7.6" calcext:value-type="float">
            <text:p>7,6</text:p>
          </table:table-cell>
          <table:table-cell table:formula="of:=(RAND()*1.5+[.C11])" office:value-type="float" office:value="11.0914456299477" calcext:value-type="float">
            <text:p>11,0914456299477</text:p>
          </table:table-cell>
          <table:table-cell/>
          <table:table-cell table:formula="of:=[.B11]" office:value-type="float" office:value="9.1" calcext:value-type="float">
            <text:p>9,1</text:p>
          </table:table-cell>
          <table:table-cell table:formula="of:=[.F11]" office:value-type="float" office:value="11.0914456299477" calcext:value-type="float">
            <text:p>11,0914456299477</text:p>
          </table:table-cell>
          <table:table-cell/>
          <table:table-cell table:formula="of:=[.E11]" office:value-type="float" office:value="7.6" calcext:value-type="float">
            <text:p>7,6</text:p>
          </table:table-cell>
          <table:table-cell table:formula="of:=[.C11]" office:value-type="float" office:value="11.0827500912637" calcext:value-type="float">
            <text:p>11,0827500912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([.$B$2]+1)*10)/10" office:value-type="float" office:value="2.8" calcext:value-type="float">
            <text:p>2,8</text:p>
          </table:table-cell>
          <table:table-cell table:formula="of:=[.$B$2]/(1+EXP(-[.$B$3]*(-[.$B$4]+[.B12])))" office:value-type="float" office:value="2.78141128939473" calcext:value-type="float">
            <text:p>2,78141128939473</text:p>
          </table:table-cell>
          <table:table-cell/>
          <table:table-cell table:formula="of:=(RANDBETWEEN(-1;1)*1.5+[.B12])" office:value-type="float" office:value="2.8" calcext:value-type="float">
            <text:p>2,8</text:p>
          </table:table-cell>
          <table:table-cell table:formula="of:=(RAND()*1.5+[.C12])" office:value-type="float" office:value="4.01510636249563" calcext:value-type="float">
            <text:p>4,01510636249563</text:p>
          </table:table-cell>
          <table:table-cell/>
          <table:table-cell table:formula="of:=[.B12]" office:value-type="float" office:value="2.8" calcext:value-type="float">
            <text:p>2,8</text:p>
          </table:table-cell>
          <table:table-cell table:formula="of:=[.F12]" office:value-type="float" office:value="4.01510636249563" calcext:value-type="float">
            <text:p>4,01510636249563</text:p>
          </table:table-cell>
          <table:table-cell/>
          <table:table-cell table:formula="of:=[.E12]" office:value-type="float" office:value="2.8" calcext:value-type="float">
            <text:p>2,8</text:p>
          </table:table-cell>
          <table:table-cell table:formula="of:=[.C12]" office:value-type="float" office:value="2.78141128939473" calcext:value-type="float">
            <text:p>2,78141128939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([.$B$2]+1)*10)/10" office:value-type="float" office:value="8.2" calcext:value-type="float">
            <text:p>8,2</text:p>
          </table:table-cell>
          <table:table-cell table:formula="of:=[.$B$2]/(1+EXP(-[.$B$3]*(-[.$B$4]+[.B13])))" office:value-type="float" office:value="9.95608046106529" calcext:value-type="float">
            <text:p>9,95608046106529</text:p>
          </table:table-cell>
          <table:table-cell/>
          <table:table-cell table:formula="of:=(RANDBETWEEN(-1;1)*1.5+[.B13])" office:value-type="float" office:value="9.7" calcext:value-type="float">
            <text:p>9,7</text:p>
          </table:table-cell>
          <table:table-cell table:formula="of:=(RAND()*1.5+[.C13])" office:value-type="float" office:value="10.1032500397752" calcext:value-type="float">
            <text:p>10,1032500397752</text:p>
          </table:table-cell>
          <table:table-cell/>
          <table:table-cell table:formula="of:=[.B13]" office:value-type="float" office:value="8.2" calcext:value-type="float">
            <text:p>8,2</text:p>
          </table:table-cell>
          <table:table-cell table:formula="of:=[.F13]" office:value-type="float" office:value="10.1032500397752" calcext:value-type="float">
            <text:p>10,1032500397752</text:p>
          </table:table-cell>
          <table:table-cell/>
          <table:table-cell table:formula="of:=[.E13]" office:value-type="float" office:value="9.7" calcext:value-type="float">
            <text:p>9,7</text:p>
          </table:table-cell>
          <table:table-cell table:formula="of:=[.C13]" office:value-type="float" office:value="9.95608046106529" calcext:value-type="float">
            <text:p>9,956080461065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([.$B$2]+1)*10)/10" office:value-type="float" office:value="14.7" calcext:value-type="float">
            <text:p>14,7</text:p>
          </table:table-cell>
          <table:table-cell table:formula="of:=[.$B$2]/(1+EXP(-[.$B$3]*(-[.$B$4]+[.B14])))" office:value-type="float" office:value="14.4560442543803" calcext:value-type="float">
            <text:p>14,4560442543803</text:p>
          </table:table-cell>
          <table:table-cell/>
          <table:table-cell table:formula="of:=(RANDBETWEEN(-1;1)*1.5+[.B14])" office:value-type="float" office:value="14.7" calcext:value-type="float">
            <text:p>14,7</text:p>
          </table:table-cell>
          <table:table-cell table:formula="of:=(RAND()*1.5+[.C14])" office:value-type="float" office:value="15.6629090549747" calcext:value-type="float">
            <text:p>15,6629090549747</text:p>
          </table:table-cell>
          <table:table-cell/>
          <table:table-cell table:formula="of:=[.B14]" office:value-type="float" office:value="14.7" calcext:value-type="float">
            <text:p>14,7</text:p>
          </table:table-cell>
          <table:table-cell table:formula="of:=[.F14]" office:value-type="float" office:value="15.6629090549747" calcext:value-type="float">
            <text:p>15,6629090549747</text:p>
          </table:table-cell>
          <table:table-cell/>
          <table:table-cell table:formula="of:=[.E14]" office:value-type="float" office:value="14.7" calcext:value-type="float">
            <text:p>14,7</text:p>
          </table:table-cell>
          <table:table-cell table:formula="of:=[.C14]" office:value-type="float" office:value="14.4560442543803" calcext:value-type="float">
            <text:p>14,45604425438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([.$B$2]+1)*10)/10" office:value-type="float" office:value="3.1" calcext:value-type="float">
            <text:p>3,1</text:p>
          </table:table-cell>
          <table:table-cell table:formula="of:=[.$B$2]/(1+EXP(-[.$B$3]*(-[.$B$4]+[.B15])))" office:value-type="float" office:value="3.06360453426138" calcext:value-type="float">
            <text:p>3,06360453426138</text:p>
          </table:table-cell>
          <table:table-cell/>
          <table:table-cell table:formula="of:=(RANDBETWEEN(-1;1)*1.5+[.B15])" office:value-type="float" office:value="4.6" calcext:value-type="float">
            <text:p>4,6</text:p>
          </table:table-cell>
          <table:table-cell table:formula="of:=(RAND()*1.5+[.C15])" office:value-type="float" office:value="3.74168348288146" calcext:value-type="float">
            <text:p>3,74168348288146</text:p>
          </table:table-cell>
          <table:table-cell/>
          <table:table-cell table:formula="of:=[.B15]" office:value-type="float" office:value="3.1" calcext:value-type="float">
            <text:p>3,1</text:p>
          </table:table-cell>
          <table:table-cell table:formula="of:=[.F15]" office:value-type="float" office:value="3.74168348288146" calcext:value-type="float">
            <text:p>3,74168348288146</text:p>
          </table:table-cell>
          <table:table-cell/>
          <table:table-cell table:formula="of:=[.E15]" office:value-type="float" office:value="4.6" calcext:value-type="float">
            <text:p>4,6</text:p>
          </table:table-cell>
          <table:table-cell table:formula="of:=[.C15]" office:value-type="float" office:value="3.06360453426138" calcext:value-type="float">
            <text:p>3,06360453426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([.$B$2]+1)*10)/10" office:value-type="float" office:value="8.1" calcext:value-type="float">
            <text:p>8,1</text:p>
          </table:table-cell>
          <table:table-cell table:formula="of:=[.$B$2]/(1+EXP(-[.$B$3]*(-[.$B$4]+[.B16])))" office:value-type="float" office:value="9.82130190909479" calcext:value-type="float">
            <text:p>9,82130190909479</text:p>
          </table:table-cell>
          <table:table-cell/>
          <table:table-cell table:formula="of:=(RANDBETWEEN(-1;1)*1.5+[.B16])" office:value-type="float" office:value="6.6" calcext:value-type="float">
            <text:p>6,6</text:p>
          </table:table-cell>
          <table:table-cell table:formula="of:=(RAND()*1.5+[.C16])" office:value-type="float" office:value="9.92280832953542" calcext:value-type="float">
            <text:p>9,92280832953542</text:p>
          </table:table-cell>
          <table:table-cell/>
          <table:table-cell table:formula="of:=[.B16]" office:value-type="float" office:value="8.1" calcext:value-type="float">
            <text:p>8,1</text:p>
          </table:table-cell>
          <table:table-cell table:formula="of:=[.F16]" office:value-type="float" office:value="9.92280832953542" calcext:value-type="float">
            <text:p>9,92280832953542</text:p>
          </table:table-cell>
          <table:table-cell/>
          <table:table-cell table:formula="of:=[.E16]" office:value-type="float" office:value="6.6" calcext:value-type="float">
            <text:p>6,6</text:p>
          </table:table-cell>
          <table:table-cell table:formula="of:=[.C16]" office:value-type="float" office:value="9.82130190909479" calcext:value-type="float">
            <text:p>9,821301909094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([.$B$2]+1)*10)/10" office:value-type="float" office:value="9.5" calcext:value-type="float">
            <text:p>9,5</text:p>
          </table:table-cell>
          <table:table-cell table:formula="of:=[.$B$2]/(1+EXP(-[.$B$3]*(-[.$B$4]+[.B17])))" office:value-type="float" office:value="11.5278717524853" calcext:value-type="float">
            <text:p>11,5278717524853</text:p>
          </table:table-cell>
          <table:table-cell/>
          <table:table-cell table:formula="of:=(RANDBETWEEN(-1;1)*1.5+[.B17])" office:value-type="float" office:value="9.5" calcext:value-type="float">
            <text:p>9,5</text:p>
          </table:table-cell>
          <table:table-cell table:formula="of:=(RAND()*1.5+[.C17])" office:value-type="float" office:value="11.5943756258312" calcext:value-type="float">
            <text:p>11,5943756258312</text:p>
          </table:table-cell>
          <table:table-cell/>
          <table:table-cell table:formula="of:=[.B17]" office:value-type="float" office:value="9.5" calcext:value-type="float">
            <text:p>9,5</text:p>
          </table:table-cell>
          <table:table-cell table:formula="of:=[.F17]" office:value-type="float" office:value="11.5943756258312" calcext:value-type="float">
            <text:p>11,5943756258312</text:p>
          </table:table-cell>
          <table:table-cell/>
          <table:table-cell table:formula="of:=[.E17]" office:value-type="float" office:value="9.5" calcext:value-type="float">
            <text:p>9,5</text:p>
          </table:table-cell>
          <table:table-cell table:formula="of:=[.C17]" office:value-type="float" office:value="11.5278717524853" calcext:value-type="float">
            <text:p>11,52787175248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([.$B$2]+1)*10)/10" office:value-type="float" office:value="8.3" calcext:value-type="float">
            <text:p>8,3</text:p>
          </table:table-cell>
          <table:table-cell table:formula="of:=[.$B$2]/(1+EXP(-[.$B$3]*(-[.$B$4]+[.B18])))" office:value-type="float" office:value="10.0891052560164" calcext:value-type="float">
            <text:p>10,0891052560164</text:p>
          </table:table-cell>
          <table:table-cell/>
          <table:table-cell table:formula="of:=(RANDBETWEEN(-1;1)*1.5+[.B18])" office:value-type="float" office:value="9.8" calcext:value-type="float">
            <text:p>9,8</text:p>
          </table:table-cell>
          <table:table-cell table:formula="of:=(RAND()*1.5+[.C18])" office:value-type="float" office:value="10.9232840998067" calcext:value-type="float">
            <text:p>10,9232840998067</text:p>
          </table:table-cell>
          <table:table-cell/>
          <table:table-cell table:formula="of:=[.B18]" office:value-type="float" office:value="8.3" calcext:value-type="float">
            <text:p>8,3</text:p>
          </table:table-cell>
          <table:table-cell table:formula="of:=[.F18]" office:value-type="float" office:value="10.9232840998067" calcext:value-type="float">
            <text:p>10,9232840998067</text:p>
          </table:table-cell>
          <table:table-cell/>
          <table:table-cell table:formula="of:=[.E18]" office:value-type="float" office:value="9.8" calcext:value-type="float">
            <text:p>9,8</text:p>
          </table:table-cell>
          <table:table-cell table:formula="of:=[.C18]" office:value-type="float" office:value="10.0891052560164" calcext:value-type="float">
            <text:p>10,0891052560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([.$B$2]+1)*10)/10" office:value-type="float" office:value="0.8" calcext:value-type="float">
            <text:p>0,8</text:p>
          </table:table-cell>
          <table:table-cell table:formula="of:=[.$B$2]/(1+EXP(-[.$B$3]*(-[.$B$4]+[.B19])))" office:value-type="float" office:value="1.39189429675735" calcext:value-type="float">
            <text:p>1,39189429675735</text:p>
          </table:table-cell>
          <table:table-cell/>
          <table:table-cell table:formula="of:=(RANDBETWEEN(-1;1)*1.5+[.B19])" office:value-type="float" office:value="0.8" calcext:value-type="float">
            <text:p>0,8</text:p>
          </table:table-cell>
          <table:table-cell table:formula="of:=(RAND()*1.5+[.C19])" office:value-type="float" office:value="2.12366559500581" calcext:value-type="float">
            <text:p>2,12366559500581</text:p>
          </table:table-cell>
          <table:table-cell/>
          <table:table-cell table:formula="of:=[.B19]" office:value-type="float" office:value="0.8" calcext:value-type="float">
            <text:p>0,8</text:p>
          </table:table-cell>
          <table:table-cell table:formula="of:=[.F19]" office:value-type="float" office:value="2.12366559500581" calcext:value-type="float">
            <text:p>2,12366559500581</text:p>
          </table:table-cell>
          <table:table-cell/>
          <table:table-cell table:formula="of:=[.E19]" office:value-type="float" office:value="0.8" calcext:value-type="float">
            <text:p>0,8</text:p>
          </table:table-cell>
          <table:table-cell table:formula="of:=[.C19]" office:value-type="float" office:value="1.39189429675735" calcext:value-type="float">
            <text:p>1,391894296757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([.$B$2]+1)*10)/10" office:value-type="float" office:value="5.6" calcext:value-type="float">
            <text:p>5,6</text:p>
          </table:table-cell>
          <table:table-cell table:formula="of:=[.$B$2]/(1+EXP(-[.$B$3]*(-[.$B$4]+[.B20])))" office:value-type="float" office:value="6.16439348912002" calcext:value-type="float">
            <text:p>6,16439348912002</text:p>
          </table:table-cell>
          <table:table-cell/>
          <table:table-cell table:formula="of:=(RANDBETWEEN(-1;1)*1.5+[.B20])" office:value-type="float" office:value="4.1" calcext:value-type="float">
            <text:p>4,1</text:p>
          </table:table-cell>
          <table:table-cell table:formula="of:=(RAND()*1.5+[.C20])" office:value-type="float" office:value="7.3677871287713" calcext:value-type="float">
            <text:p>7,3677871287713</text:p>
          </table:table-cell>
          <table:table-cell/>
          <table:table-cell table:formula="of:=[.B20]" office:value-type="float" office:value="5.6" calcext:value-type="float">
            <text:p>5,6</text:p>
          </table:table-cell>
          <table:table-cell table:formula="of:=[.F20]" office:value-type="float" office:value="7.3677871287713" calcext:value-type="float">
            <text:p>7,3677871287713</text:p>
          </table:table-cell>
          <table:table-cell/>
          <table:table-cell table:formula="of:=[.E20]" office:value-type="float" office:value="4.1" calcext:value-type="float">
            <text:p>4,1</text:p>
          </table:table-cell>
          <table:table-cell table:formula="of:=[.C20]" office:value-type="float" office:value="6.16439348912002" calcext:value-type="float">
            <text:p>6,16439348912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([.$B$2]+1)*10)/10" office:value-type="float" office:value="3.5" calcext:value-type="float">
            <text:p>3,5</text:p>
          </table:table-cell>
          <table:table-cell table:formula="of:=[.$B$2]/(1+EXP(-[.$B$3]*(-[.$B$4]+[.B21])))" office:value-type="float" office:value="3.47212824751473" calcext:value-type="float">
            <text:p>3,47212824751473</text:p>
          </table:table-cell>
          <table:table-cell/>
          <table:table-cell table:formula="of:=(RANDBETWEEN(-1;1)*1.5+[.B21])" office:value-type="float" office:value="5" calcext:value-type="float">
            <text:p>5</text:p>
          </table:table-cell>
          <table:table-cell table:formula="of:=(RAND()*1.5+[.C21])" office:value-type="float" office:value="4.77326043935497" calcext:value-type="float">
            <text:p>4,77326043935497</text:p>
          </table:table-cell>
          <table:table-cell/>
          <table:table-cell table:formula="of:=[.B21]" office:value-type="float" office:value="3.5" calcext:value-type="float">
            <text:p>3,5</text:p>
          </table:table-cell>
          <table:table-cell table:formula="of:=[.F21]" office:value-type="float" office:value="4.77326043935497" calcext:value-type="float">
            <text:p>4,77326043935497</text:p>
          </table:table-cell>
          <table:table-cell/>
          <table:table-cell table:formula="of:=[.E21]" office:value-type="float" office:value="5" calcext:value-type="float">
            <text:p>5</text:p>
          </table:table-cell>
          <table:table-cell table:formula="of:=[.C21]" office:value-type="float" office:value="3.47212824751473" calcext:value-type="float">
            <text:p>3,47212824751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([.$B$2]+1)*10)/10" office:value-type="float" office:value="10.8" calcext:value-type="float">
            <text:p>10,8</text:p>
          </table:table-cell>
          <table:table-cell table:formula="of:=[.$B$2]/(1+EXP(-[.$B$3]*(-[.$B$4]+[.B22])))" office:value-type="float" office:value="12.7219325451501" calcext:value-type="float">
            <text:p>12,7219325451501</text:p>
          </table:table-cell>
          <table:table-cell/>
          <table:table-cell table:formula="of:=(RANDBETWEEN(-1;1)*1.5+[.B22])" office:value-type="float" office:value="10.8" calcext:value-type="float">
            <text:p>10,8</text:p>
          </table:table-cell>
          <table:table-cell table:formula="of:=(RAND()*1.5+[.C22])" office:value-type="float" office:value="13.8113959573434" calcext:value-type="float">
            <text:p>13,8113959573434</text:p>
          </table:table-cell>
          <table:table-cell/>
          <table:table-cell table:formula="of:=[.B22]" office:value-type="float" office:value="10.8" calcext:value-type="float">
            <text:p>10,8</text:p>
          </table:table-cell>
          <table:table-cell table:formula="of:=[.F22]" office:value-type="float" office:value="13.8113959573434" calcext:value-type="float">
            <text:p>13,8113959573434</text:p>
          </table:table-cell>
          <table:table-cell/>
          <table:table-cell table:formula="of:=[.E22]" office:value-type="float" office:value="10.8" calcext:value-type="float">
            <text:p>10,8</text:p>
          </table:table-cell>
          <table:table-cell table:formula="of:=[.C22]" office:value-type="float" office:value="12.7219325451501" calcext:value-type="float">
            <text:p>12,7219325451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([.$B$2]+1)*10)/10" office:value-type="float" office:value="5.1" calcext:value-type="float">
            <text:p>5,1</text:p>
          </table:table-cell>
          <table:table-cell table:formula="of:=[.$B$2]/(1+EXP(-[.$B$3]*(-[.$B$4]+[.B23])))" office:value-type="float" office:value="5.45321189577651" calcext:value-type="float">
            <text:p>5,45321189577651</text:p>
          </table:table-cell>
          <table:table-cell/>
          <table:table-cell table:formula="of:=(RANDBETWEEN(-1;1)*1.5+[.B23])" office:value-type="float" office:value="6.6" calcext:value-type="float">
            <text:p>6,6</text:p>
          </table:table-cell>
          <table:table-cell table:formula="of:=(RAND()*1.5+[.C23])" office:value-type="float" office:value="5.56123352284243" calcext:value-type="float">
            <text:p>5,56123352284243</text:p>
          </table:table-cell>
          <table:table-cell/>
          <table:table-cell table:formula="of:=[.B23]" office:value-type="float" office:value="5.1" calcext:value-type="float">
            <text:p>5,1</text:p>
          </table:table-cell>
          <table:table-cell table:formula="of:=[.F23]" office:value-type="float" office:value="5.56123352284243" calcext:value-type="float">
            <text:p>5,56123352284243</text:p>
          </table:table-cell>
          <table:table-cell/>
          <table:table-cell table:formula="of:=[.E23]" office:value-type="float" office:value="6.6" calcext:value-type="float">
            <text:p>6,6</text:p>
          </table:table-cell>
          <table:table-cell table:formula="of:=[.C23]" office:value-type="float" office:value="5.45321189577651" calcext:value-type="float">
            <text:p>5,45321189577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([.$B$2]+1)*10)/10" office:value-type="float" office:value="1.9" calcext:value-type="float">
            <text:p>1,9</text:p>
          </table:table-cell>
          <table:table-cell table:formula="of:=[.$B$2]/(1+EXP(-[.$B$3]*(-[.$B$4]+[.B24])))" office:value-type="float" office:value="2.0557693886319" calcext:value-type="float">
            <text:p>2,0557693886319</text:p>
          </table:table-cell>
          <table:table-cell/>
          <table:table-cell table:formula="of:=(RANDBETWEEN(-1;1)*1.5+[.B24])" office:value-type="float" office:value="0.4" calcext:value-type="float">
            <text:p>0,4</text:p>
          </table:table-cell>
          <table:table-cell table:formula="of:=(RAND()*1.5+[.C24])" office:value-type="float" office:value="2.68430691692701" calcext:value-type="float">
            <text:p>2,68430691692701</text:p>
          </table:table-cell>
          <table:table-cell/>
          <table:table-cell table:formula="of:=[.B24]" office:value-type="float" office:value="1.9" calcext:value-type="float">
            <text:p>1,9</text:p>
          </table:table-cell>
          <table:table-cell table:formula="of:=[.F24]" office:value-type="float" office:value="2.68430691692701" calcext:value-type="float">
            <text:p>2,68430691692701</text:p>
          </table:table-cell>
          <table:table-cell/>
          <table:table-cell table:formula="of:=[.E24]" office:value-type="float" office:value="0.4" calcext:value-type="float">
            <text:p>0,4</text:p>
          </table:table-cell>
          <table:table-cell table:formula="of:=[.C24]" office:value-type="float" office:value="2.0557693886319" calcext:value-type="float">
            <text:p>2,05576938863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([.$B$2]+1)*10)/10" office:value-type="float" office:value="5.1" calcext:value-type="float">
            <text:p>5,1</text:p>
          </table:table-cell>
          <table:table-cell table:formula="of:=[.$B$2]/(1+EXP(-[.$B$3]*(-[.$B$4]+[.B25])))" office:value-type="float" office:value="5.45321189577651" calcext:value-type="float">
            <text:p>5,45321189577651</text:p>
          </table:table-cell>
          <table:table-cell/>
          <table:table-cell table:formula="of:=(RANDBETWEEN(-1;1)*1.5+[.B25])" office:value-type="float" office:value="6.6" calcext:value-type="float">
            <text:p>6,6</text:p>
          </table:table-cell>
          <table:table-cell table:formula="of:=(RAND()*1.5+[.C25])" office:value-type="float" office:value="6.70772434792076" calcext:value-type="float">
            <text:p>6,70772434792076</text:p>
          </table:table-cell>
          <table:table-cell/>
          <table:table-cell table:formula="of:=[.B25]" office:value-type="float" office:value="5.1" calcext:value-type="float">
            <text:p>5,1</text:p>
          </table:table-cell>
          <table:table-cell table:formula="of:=[.F25]" office:value-type="float" office:value="6.70772434792076" calcext:value-type="float">
            <text:p>6,70772434792076</text:p>
          </table:table-cell>
          <table:table-cell/>
          <table:table-cell table:formula="of:=[.E25]" office:value-type="float" office:value="6.6" calcext:value-type="float">
            <text:p>6,6</text:p>
          </table:table-cell>
          <table:table-cell table:formula="of:=[.C25]" office:value-type="float" office:value="5.45321189577651" calcext:value-type="float">
            <text:p>5,453211895776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([.$B$2]+1)*10)/10" office:value-type="float" office:value="13.8" calcext:value-type="float">
            <text:p>13,8</text:p>
          </table:table-cell>
          <table:table-cell table:formula="of:=[.$B$2]/(1+EXP(-[.$B$3]*(-[.$B$4]+[.B26])))" office:value-type="float" office:value="14.2323944862436" calcext:value-type="float">
            <text:p>14,2323944862436</text:p>
          </table:table-cell>
          <table:table-cell/>
          <table:table-cell table:formula="of:=(RANDBETWEEN(-1;1)*1.5+[.B26])" office:value-type="float" office:value="15.3" calcext:value-type="float">
            <text:p>15,3</text:p>
          </table:table-cell>
          <table:table-cell table:formula="of:=(RAND()*1.5+[.C26])" office:value-type="float" office:value="14.7040883570942" calcext:value-type="float">
            <text:p>14,7040883570942</text:p>
          </table:table-cell>
          <table:table-cell/>
          <table:table-cell table:formula="of:=[.B26]" office:value-type="float" office:value="13.8" calcext:value-type="float">
            <text:p>13,8</text:p>
          </table:table-cell>
          <table:table-cell table:formula="of:=[.F26]" office:value-type="float" office:value="14.7040883570942" calcext:value-type="float">
            <text:p>14,7040883570942</text:p>
          </table:table-cell>
          <table:table-cell/>
          <table:table-cell table:formula="of:=[.E26]" office:value-type="float" office:value="15.3" calcext:value-type="float">
            <text:p>15,3</text:p>
          </table:table-cell>
          <table:table-cell table:formula="of:=[.C26]" office:value-type="float" office:value="14.2323944862436" calcext:value-type="float">
            <text:p>14,23239448624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([.$B$2]+1)*10)/10" office:value-type="float" office:value="10.1" calcext:value-type="float">
            <text:p>10,1</text:p>
          </table:table-cell>
          <table:table-cell table:formula="of:=[.$B$2]/(1+EXP(-[.$B$3]*(-[.$B$4]+[.B27])))" office:value-type="float" office:value="12.126819771578" calcext:value-type="float">
            <text:p>12,126819771578</text:p>
          </table:table-cell>
          <table:table-cell/>
          <table:table-cell table:formula="of:=(RANDBETWEEN(-1;1)*1.5+[.B27])" office:value-type="float" office:value="11.6" calcext:value-type="float">
            <text:p>11,6</text:p>
          </table:table-cell>
          <table:table-cell table:formula="of:=(RAND()*1.5+[.C27])" office:value-type="float" office:value="12.2929108000987" calcext:value-type="float">
            <text:p>12,2929108000987</text:p>
          </table:table-cell>
          <table:table-cell/>
          <table:table-cell table:formula="of:=[.B27]" office:value-type="float" office:value="10.1" calcext:value-type="float">
            <text:p>10,1</text:p>
          </table:table-cell>
          <table:table-cell table:formula="of:=[.F27]" office:value-type="float" office:value="12.2929108000987" calcext:value-type="float">
            <text:p>12,2929108000987</text:p>
          </table:table-cell>
          <table:table-cell/>
          <table:table-cell table:formula="of:=[.E27]" office:value-type="float" office:value="11.6" calcext:value-type="float">
            <text:p>11,6</text:p>
          </table:table-cell>
          <table:table-cell table:formula="of:=[.C27]" office:value-type="float" office:value="12.126819771578" calcext:value-type="float">
            <text:p>12,1268197715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([.$B$2]+1)*10)/10" office:value-type="float" office:value="11.6" calcext:value-type="float">
            <text:p>11,6</text:p>
          </table:table-cell>
          <table:table-cell table:formula="of:=[.$B$2]/(1+EXP(-[.$B$3]*(-[.$B$4]+[.B28])))" office:value-type="float" office:value="13.2739990193168" calcext:value-type="float">
            <text:p>13,2739990193168</text:p>
          </table:table-cell>
          <table:table-cell/>
          <table:table-cell table:formula="of:=(RANDBETWEEN(-1;1)*1.5+[.B28])" office:value-type="float" office:value="10.1" calcext:value-type="float">
            <text:p>10,1</text:p>
          </table:table-cell>
          <table:table-cell table:formula="of:=(RAND()*1.5+[.C28])" office:value-type="float" office:value="14.1964479805753" calcext:value-type="float">
            <text:p>14,1964479805753</text:p>
          </table:table-cell>
          <table:table-cell/>
          <table:table-cell table:formula="of:=[.B28]" office:value-type="float" office:value="11.6" calcext:value-type="float">
            <text:p>11,6</text:p>
          </table:table-cell>
          <table:table-cell table:formula="of:=[.F28]" office:value-type="float" office:value="14.1964479805753" calcext:value-type="float">
            <text:p>14,1964479805753</text:p>
          </table:table-cell>
          <table:table-cell/>
          <table:table-cell table:formula="of:=[.E28]" office:value-type="float" office:value="10.1" calcext:value-type="float">
            <text:p>10,1</text:p>
          </table:table-cell>
          <table:table-cell table:formula="of:=[.C28]" office:value-type="float" office:value="13.2739990193168" calcext:value-type="float">
            <text:p>13,27399901931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0;([.$B$2]+1)*10)/10" office:value-type="float" office:value="10.1" calcext:value-type="float">
            <text:p>10,1</text:p>
          </table:table-cell>
          <table:table-cell table:formula="of:=[.$B$2]/(1+EXP(-[.$B$3]*(-[.$B$4]+[.B29])))" office:value-type="float" office:value="12.126819771578" calcext:value-type="float">
            <text:p>12,126819771578</text:p>
          </table:table-cell>
          <table:table-cell/>
          <table:table-cell table:formula="of:=(RANDBETWEEN(-1;1)*1.5+[.B29])" office:value-type="float" office:value="10.1" calcext:value-type="float">
            <text:p>10,1</text:p>
          </table:table-cell>
          <table:table-cell table:formula="of:=(RAND()*1.5+[.C29])" office:value-type="float" office:value="12.6911519965714" calcext:value-type="float">
            <text:p>12,6911519965714</text:p>
          </table:table-cell>
          <table:table-cell/>
          <table:table-cell table:formula="of:=[.B29]" office:value-type="float" office:value="10.1" calcext:value-type="float">
            <text:p>10,1</text:p>
          </table:table-cell>
          <table:table-cell table:formula="of:=[.F29]" office:value-type="float" office:value="12.6911519965714" calcext:value-type="float">
            <text:p>12,6911519965714</text:p>
          </table:table-cell>
          <table:table-cell/>
          <table:table-cell table:formula="of:=[.E29]" office:value-type="float" office:value="10.1" calcext:value-type="float">
            <text:p>10,1</text:p>
          </table:table-cell>
          <table:table-cell table:formula="of:=[.C29]" office:value-type="float" office:value="12.126819771578" calcext:value-type="float">
            <text:p>12,1268197715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0;([.$B$2]+1)*10)/10" office:value-type="float" office:value="1.1" calcext:value-type="float">
            <text:p>1,1</text:p>
          </table:table-cell>
          <table:table-cell table:formula="of:=[.$B$2]/(1+EXP(-[.$B$3]*(-[.$B$4]+[.B30])))" office:value-type="float" office:value="1.55100677187374" calcext:value-type="float">
            <text:p>1,55100677187374</text:p>
          </table:table-cell>
          <table:table-cell/>
          <table:table-cell table:formula="of:=(RANDBETWEEN(-1;1)*1.5+[.B30])" office:value-type="float" office:value="2.6" calcext:value-type="float">
            <text:p>2,6</text:p>
          </table:table-cell>
          <table:table-cell table:formula="of:=(RAND()*1.5+[.C30])" office:value-type="float" office:value="2.41037197873838" calcext:value-type="float">
            <text:p>2,41037197873838</text:p>
          </table:table-cell>
          <table:table-cell/>
          <table:table-cell table:formula="of:=[.B30]" office:value-type="float" office:value="1.1" calcext:value-type="float">
            <text:p>1,1</text:p>
          </table:table-cell>
          <table:table-cell table:formula="of:=[.F30]" office:value-type="float" office:value="2.41037197873838" calcext:value-type="float">
            <text:p>2,41037197873838</text:p>
          </table:table-cell>
          <table:table-cell/>
          <table:table-cell table:formula="of:=[.E30]" office:value-type="float" office:value="2.6" calcext:value-type="float">
            <text:p>2,6</text:p>
          </table:table-cell>
          <table:table-cell table:formula="of:=[.C30]" office:value-type="float" office:value="1.55100677187374" calcext:value-type="float">
            <text:p>1,551006771873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0;([.$B$2]+1)*10)/10" office:value-type="float" office:value="13" calcext:value-type="float">
            <text:p>13</text:p>
          </table:table-cell>
          <table:table-cell table:formula="of:=[.$B$2]/(1+EXP(-[.$B$3]*(-[.$B$4]+[.B31])))" office:value-type="float" office:value="13.9629236948498" calcext:value-type="float">
            <text:p>13,9629236948498</text:p>
          </table:table-cell>
          <table:table-cell/>
          <table:table-cell table:formula="of:=(RANDBETWEEN(-1;1)*1.5+[.B31])" office:value-type="float" office:value="13" calcext:value-type="float">
            <text:p>13</text:p>
          </table:table-cell>
          <table:table-cell table:formula="of:=(RAND()*1.5+[.C31])" office:value-type="float" office:value="14.6243268900329" calcext:value-type="float">
            <text:p>14,6243268900329</text:p>
          </table:table-cell>
          <table:table-cell/>
          <table:table-cell table:formula="of:=[.B31]" office:value-type="float" office:value="13" calcext:value-type="float">
            <text:p>13</text:p>
          </table:table-cell>
          <table:table-cell table:formula="of:=[.F31]" office:value-type="float" office:value="14.6243268900329" calcext:value-type="float">
            <text:p>14,6243268900329</text:p>
          </table:table-cell>
          <table:table-cell/>
          <table:table-cell table:formula="of:=[.E31]" office:value-type="float" office:value="13" calcext:value-type="float">
            <text:p>13</text:p>
          </table:table-cell>
          <table:table-cell table:formula="of:=[.C31]" office:value-type="float" office:value="13.9629236948498" calcext:value-type="float">
            <text:p>13,96292369484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0;([.$B$2]+1)*10)/10" office:value-type="float" office:value="1.6" calcext:value-type="float">
            <text:p>1,6</text:p>
          </table:table-cell>
          <table:table-cell table:formula="of:=[.$B$2]/(1+EXP(-[.$B$3]*(-[.$B$4]+[.B32])))" office:value-type="float" office:value="1.85200571347836" calcext:value-type="float">
            <text:p>1,85200571347836</text:p>
          </table:table-cell>
          <table:table-cell/>
          <table:table-cell table:formula="of:=(RANDBETWEEN(-1;1)*1.5+[.B32])" office:value-type="float" office:value="0.1" calcext:value-type="float">
            <text:p>0,1</text:p>
          </table:table-cell>
          <table:table-cell table:formula="of:=(RAND()*1.5+[.C32])" office:value-type="float" office:value="3.15198036050391" calcext:value-type="float">
            <text:p>3,15198036050391</text:p>
          </table:table-cell>
          <table:table-cell/>
          <table:table-cell table:formula="of:=[.B32]" office:value-type="float" office:value="1.6" calcext:value-type="float">
            <text:p>1,6</text:p>
          </table:table-cell>
          <table:table-cell table:formula="of:=[.F32]" office:value-type="float" office:value="3.15198036050391" calcext:value-type="float">
            <text:p>3,15198036050391</text:p>
          </table:table-cell>
          <table:table-cell/>
          <table:table-cell table:formula="of:=[.E32]" office:value-type="float" office:value="0.1" calcext:value-type="float">
            <text:p>0,1</text:p>
          </table:table-cell>
          <table:table-cell table:formula="of:=[.C32]" office:value-type="float" office:value="1.85200571347836" calcext:value-type="float">
            <text:p>1,852005713478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0;([.$B$2]+1)*10)/10" office:value-type="float" office:value="14.8" calcext:value-type="float">
            <text:p>14,8</text:p>
          </table:table-cell>
          <table:table-cell table:formula="of:=[.$B$2]/(1+EXP(-[.$B$3]*(-[.$B$4]+[.B33])))" office:value-type="float" office:value="14.4766288720239" calcext:value-type="float">
            <text:p>14,4766288720239</text:p>
          </table:table-cell>
          <table:table-cell/>
          <table:table-cell table:formula="of:=(RANDBETWEEN(-1;1)*1.5+[.B33])" office:value-type="float" office:value="14.8" calcext:value-type="float">
            <text:p>14,8</text:p>
          </table:table-cell>
          <table:table-cell table:formula="of:=(RAND()*1.5+[.C33])" office:value-type="float" office:value="15.0285390083547" calcext:value-type="float">
            <text:p>15,0285390083547</text:p>
          </table:table-cell>
          <table:table-cell/>
          <table:table-cell table:formula="of:=[.B33]" office:value-type="float" office:value="14.8" calcext:value-type="float">
            <text:p>14,8</text:p>
          </table:table-cell>
          <table:table-cell table:formula="of:=[.F33]" office:value-type="float" office:value="15.0285390083547" calcext:value-type="float">
            <text:p>15,0285390083547</text:p>
          </table:table-cell>
          <table:table-cell/>
          <table:table-cell table:formula="of:=[.E33]" office:value-type="float" office:value="14.8" calcext:value-type="float">
            <text:p>14,8</text:p>
          </table:table-cell>
          <table:table-cell table:formula="of:=[.C33]" office:value-type="float" office:value="14.4766288720239" calcext:value-type="float">
            <text:p>14,47662887202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0;([.$B$2]+1)*10)/10" office:value-type="float" office:value="7" calcext:value-type="float">
            <text:p>7</text:p>
          </table:table-cell>
          <table:table-cell table:formula="of:=[.$B$2]/(1+EXP(-[.$B$3]*(-[.$B$4]+[.B34])))" office:value-type="float" office:value="8.24750995968717" calcext:value-type="float">
            <text:p>8,24750995968717</text:p>
          </table:table-cell>
          <table:table-cell/>
          <table:table-cell table:formula="of:=(RANDBETWEEN(-1;1)*1.5+[.B34])" office:value-type="float" office:value="7" calcext:value-type="float">
            <text:p>7</text:p>
          </table:table-cell>
          <table:table-cell table:formula="of:=(RAND()*1.5+[.C34])" office:value-type="float" office:value="8.30083464555084" calcext:value-type="float">
            <text:p>8,30083464555084</text:p>
          </table:table-cell>
          <table:table-cell/>
          <table:table-cell table:formula="of:=[.B34]" office:value-type="float" office:value="7" calcext:value-type="float">
            <text:p>7</text:p>
          </table:table-cell>
          <table:table-cell table:formula="of:=[.F34]" office:value-type="float" office:value="8.30083464555084" calcext:value-type="float">
            <text:p>8,30083464555084</text:p>
          </table:table-cell>
          <table:table-cell/>
          <table:table-cell table:formula="of:=[.E34]" office:value-type="float" office:value="7" calcext:value-type="float">
            <text:p>7</text:p>
          </table:table-cell>
          <table:table-cell table:formula="of:=[.C34]" office:value-type="float" office:value="8.24750995968717" calcext:value-type="float">
            <text:p>8,247509959687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0;([.$B$2]+1)*10)/10" office:value-type="float" office:value="15" calcext:value-type="float">
            <text:p>15</text:p>
          </table:table-cell>
          <table:table-cell table:formula="of:=[.$B$2]/(1+EXP(-[.$B$3]*(-[.$B$4]+[.B35])))" office:value-type="float" office:value="14.5155680295232" calcext:value-type="float">
            <text:p>14,5155680295232</text:p>
          </table:table-cell>
          <table:table-cell/>
          <table:table-cell table:formula="of:=(RANDBETWEEN(-1;1)*1.5+[.B35])" office:value-type="float" office:value="16.5" calcext:value-type="float">
            <text:p>16,5</text:p>
          </table:table-cell>
          <table:table-cell table:formula="of:=(RAND()*1.5+[.C35])" office:value-type="float" office:value="15.7186628698856" calcext:value-type="float">
            <text:p>15,7186628698856</text:p>
          </table:table-cell>
          <table:table-cell/>
          <table:table-cell table:formula="of:=[.B35]" office:value-type="float" office:value="15" calcext:value-type="float">
            <text:p>15</text:p>
          </table:table-cell>
          <table:table-cell table:formula="of:=[.F35]" office:value-type="float" office:value="15.7186628698856" calcext:value-type="float">
            <text:p>15,7186628698856</text:p>
          </table:table-cell>
          <table:table-cell/>
          <table:table-cell table:formula="of:=[.E35]" office:value-type="float" office:value="16.5" calcext:value-type="float">
            <text:p>16,5</text:p>
          </table:table-cell>
          <table:table-cell table:formula="of:=[.C35]" office:value-type="float" office:value="14.5155680295232" calcext:value-type="float">
            <text:p>14,51556802952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0;([.$B$2]+1)*10)/10" office:value-type="float" office:value="3.8" calcext:value-type="float">
            <text:p>3,8</text:p>
          </table:table-cell>
          <table:table-cell table:formula="of:=[.$B$2]/(1+EXP(-[.$B$3]*(-[.$B$4]+[.B36])))" office:value-type="float" office:value="3.80259024993507" calcext:value-type="float">
            <text:p>3,80259024993507</text:p>
          </table:table-cell>
          <table:table-cell/>
          <table:table-cell table:formula="of:=(RANDBETWEEN(-1;1)*1.5+[.B36])" office:value-type="float" office:value="2.3" calcext:value-type="float">
            <text:p>2,3</text:p>
          </table:table-cell>
          <table:table-cell table:formula="of:=(RAND()*1.5+[.C36])" office:value-type="float" office:value="4.3525242994417" calcext:value-type="float">
            <text:p>4,3525242994417</text:p>
          </table:table-cell>
          <table:table-cell/>
          <table:table-cell table:formula="of:=[.B36]" office:value-type="float" office:value="3.8" calcext:value-type="float">
            <text:p>3,8</text:p>
          </table:table-cell>
          <table:table-cell table:formula="of:=[.F36]" office:value-type="float" office:value="4.3525242994417" calcext:value-type="float">
            <text:p>4,3525242994417</text:p>
          </table:table-cell>
          <table:table-cell/>
          <table:table-cell table:formula="of:=[.E36]" office:value-type="float" office:value="2.3" calcext:value-type="float">
            <text:p>2,3</text:p>
          </table:table-cell>
          <table:table-cell table:formula="of:=[.C36]" office:value-type="float" office:value="3.80259024993507" calcext:value-type="float">
            <text:p>3,80259024993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00/00/00</text:date>, <text:time style:data-style-name="N2" text:time-value="13:45:48.148903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14:56:01.222007624</meta:creation-date>
    <dc:date>2020-05-11T15:25:46.253621633</dc:date>
    <meta:editing-duration>PT1H26M14S</meta:editing-duration>
    <meta:editing-cycles>5</meta:editing-cycles>
    <meta:generator>LibreOffice/6.4.3.2$Linux_X86_64 LibreOffice_project/40$Build-2</meta:generator>
    <meta:document-statistic meta:table-count="1" meta:cell-count="268" meta:object-count="0"/>
  </office:meta>
</office:document-meta>
</file>